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" style:font-family-generic="swiss"/>
  </office:font-face-decls>
  <office:automatic-styles>
    <style:style style:name="P1" style:family="paragraph" style:parent-style-name="Standard">
      <style:text-properties officeooo:paragraph-rsid="0004d922"/>
    </style:style>
    <style:style style:name="P2" style:family="paragraph" style:parent-style-name="Standard">
      <style:text-properties fo:font-weight="bold" officeooo:paragraph-rsid="0004d922" fo:background-color="#dde8cb" style:font-weight-asian="bold" style:font-weight-complex="bold"/>
    </style:style>
    <style:style style:name="P3" style:family="paragraph" style:parent-style-name="Standard">
      <style:text-properties fo:font-weight="normal" officeooo:paragraph-rsid="0004d922" style:font-weight-asian="normal" style:font-weight-complex="normal"/>
    </style:style>
    <style:style style:name="P4" style:family="paragraph" style:parent-style-name="Standard">
      <style:text-properties officeooo:rsid="0005f3ea" officeooo:paragraph-rsid="0005f3ea" fo:background-color="transparent"/>
    </style:style>
    <style:style style:name="P5" style:family="paragraph" style:parent-style-name="Standard">
      <style:text-properties officeooo:rsid="00083350" officeooo:paragraph-rsid="00083350" fo:background-color="transparent"/>
    </style:style>
    <style:style style:name="T1" style:family="text">
      <style:text-properties officeooo:rsid="0004d92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55f6e"/>
    </style:style>
    <style:style style:name="T4" style:family="text">
      <style:text-properties fo:background-color="#dde8cb" loext:char-shading-value="0"/>
    </style:style>
    <style:style style:name="T5" style:family="text">
      <style:text-properties officeooo:rsid="00055f6e" fo:background-color="#dde8cb" loext:char-shading-value="0"/>
    </style:style>
    <style:style style:name="T6" style:family="text">
      <style:text-properties officeooo:rsid="00055f6e" fo:background-color="#dde8cb" loext:char-shading-value="0"/>
    </style:style>
    <style:style style:name="T7" style:family="text">
      <style:text-properties fo:background-color="#dde8cb" loext:char-shading-value="0"/>
    </style:style>
    <style:style style:name="T8" style:family="text"/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NALISI METELICENZE</text:p>
      <text:p text:style-name="P1"><text:line-break/>Esportare database da pg a mysql? Oppure connessione ai due db: https://youtu.be/x3-xuN8sxUY?si=EgHilcpT5Us7D8gl<text:line-break/>Nel caso di doppia connessione come gestire i dati? <text:line-break/>Tabelle solo su db principale e autenticazione da db secondario?<text:line-break/>Oppure tool di aggiornamento degli utenti e sola lettura delle tabelle di interesse? <text:line-break/>Non quelle delle licenze che andranno messe su db principale e gestite solo lì <text:s/><text:line-break/>1. Usare <text:span text:style-name="T3">shield</text:span> per login (su db principale)<text:line-break/>2. Creare tool che permetta importazione utenti secondo gli standard di myauth creati con migrate.. <text:line-break/>3. Usare tool di validazione integrati nella libreria. <text:line-break/>4. Home Page con login e applicare controller filters su db utenti aggiornato su db principale. <text:line-break/>5. Una volta loggati far apparire la Dashboard con statistiche di licenze, clienti e connessione db. <text:line-break/>6. Gestire tutto da navbar. <text:line-break/><text:line-break/>Passi iniziali: <text:line-break/><text:span text:style-name="T7">Controllare se funziona doppia connessione. </text:span><text:span text:style-name="T6">OK</text:span></text:p>
      <text:p text:style-name="P2"><text:span text:style-name="T1">Database default cambiare con nuovo mysql Superba diventa il secondario.</text:span></text:p>
      <text:p text:style-name="P3">- </text:p>
      <text:p text:style-name="P1"><text:line-break/><text:span text:style-name="T7">Creare db mysql metelicenze con subito migrate ora che non c’è ancora login. (Quindi solo tabelle utenti per il momento)</text:span></text:p>
      <text:p text:style-name="P1"><text:span text:style-name="T7"/></text:p>
      <text:p text:style-name="P4"/>
      <text:p text:style-name="P4">creare la pagina di login iniziale che rimandi poi alla dashboard</text:p>
      <text:p text:style-name="P4">quindi cambiare home che sarà solo login e poi l’attuale home sarà la dashboard.</text:p>
      <text:p text:style-name="P4"/>
      <text:p text:style-name="P5">13/08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Verdana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Verdana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Verdana" fo:font-family="Verdana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Verdana" fo:font-family="Verdana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Verdana" fo:font-family="Verdana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family-generic="swiss"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iela Cali'</meta:initial-creator>
    <meta:creation-date>2025-08-11T07:57:56.603000000</meta:creation-date>
    <dc:date>2025-08-13T09:04:23.422000000</dc:date>
    <dc:creator>Daniela Cali'</dc:creator>
    <meta:editing-duration>P1DT22H15M46S</meta:editing-duration>
    <meta:editing-cycles>3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8" meta:word-count="193" meta:character-count="1257" meta:non-whitespace-character-count="1058"/>
  </office:meta>
</office:document-meta>
</file>